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86pt"/>
    </style:style>
    <style:style style:name="co2" style:family="table-column">
      <style:table-column-properties fo:break-before="auto" style:column-width="204.55pt"/>
    </style:style>
    <style:style style:name="co3" style:family="table-column">
      <style:table-column-properties fo:break-before="auto" style:column-width="112.14pt"/>
    </style:style>
    <style:style style:name="co4" style:family="table-column">
      <style:table-column-properties fo:break-before="auto" style:column-width="83.59pt"/>
    </style:style>
    <style:style style:name="co5" style:family="table-column">
      <style:table-column-properties fo:break-before="auto" style:column-width="14.09pt"/>
    </style:style>
    <style:style style:name="co6" style:family="table-column">
      <style:table-column-properties fo:break-before="auto" style:column-width="198.6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68.1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56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3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Číslo</text:p>
          </table:table-cell>
          <table:table-cell table:number-columns-repeated="2"/>
          <table:table-cell office:value-type="string" calcext:value-type="string">
            <text:p>los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ttributeName</text:p>
          </table:table-cell>
          <table:table-cell office:value-type="string" calcext:value-type="string">
            <text:p>PointBiserialCoefficien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Gscore_indel_gene_count_2</text:p>
          </table:table-cell>
          <table:table-cell office:value-type="float" office:value="0.540023153853699" calcext:value-type="float">
            <text:p>0.54002315385369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e_count</text:p>
          </table:table-cell>
          <table:table-cell office:value-type="float" office:value="0.385973383290997" calcext:value-type="float">
            <text:p>0.385973383290997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_D_Frequency_3</text:p>
          </table:table-cell>
          <table:table-cell office:value-type="float" office:value="-0.367031383963111" calcext:value-type="float">
            <text:p>-0.36703138396311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rbidGene_count</text:p>
          </table:table-cell>
          <table:table-cell office:value-type="float" office:value="0.326967016045507" calcext:value-type="float">
            <text:p>0.32696701604550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ngth</text:p>
          </table:table-cell>
          <table:table-cell office:value-type="float" office:value="0.322833253969654" calcext:value-type="float">
            <text:p>0.32283325396965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xAC_zScore_pLI</text:p>
          </table:table-cell>
          <table:table-cell office:value-type="float" office:value="0.291729041991156" calcext:value-type="float">
            <text:p>0.29172904199115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xAC_zScore_indel</text:p>
          </table:table-cell>
          <table:table-cell office:value-type="float" office:value="0.23672358720625" calcext:value-type="float">
            <text:p>0.2367235872062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I_DDDperc_haploinsufficient_gene_count</text:p>
          </table:table-cell>
          <table:table-cell office:value-type="float" office:value="-0.0358871452874053" calcext:value-type="float">
            <text:p>-0.03588714528740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Attribute</text:p>
          </table:table-cell>
          <table:table-cell office:value-type="string" calcext:value-type="string">
            <text:p>feature_importance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Gscore_indel_gene_count_2</text:p>
          </table:table-cell>
          <table:table-cell office:value-type="float" office:value="0.3210167" calcext:value-type="float">
            <text:p>0.321016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rbidGene_count</text:p>
          </table:table-cell>
          <table:table-cell office:value-type="float" office:value="0.24495214" calcext:value-type="float">
            <text:p>0.2449521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ngth</text:p>
          </table:table-cell>
          <table:table-cell office:value-type="float" office:value="0.19191803" calcext:value-type="float">
            <text:p>0.1919180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AC_zScore_pLI</text:p>
          </table:table-cell>
          <table:table-cell office:value-type="float" office:value="0.10268697" calcext:value-type="float">
            <text:p>0.1026869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n_D_Frequency_3</text:p>
          </table:table-cell>
          <table:table-cell office:value-type="float" office:value="0.056642897" calcext:value-type="float">
            <text:p>0.05664289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ne_count</text:p>
          </table:table-cell>
          <table:table-cell office:value-type="float" office:value="0.036163863" calcext:value-type="float">
            <text:p>0.03616386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xAC_zScore_indel</text:p>
          </table:table-cell>
          <table:table-cell office:value-type="float" office:value="0.030734656" calcext:value-type="float">
            <text:p>0.030734656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I_DDDperc_haploinsufficient_gene_count</text:p>
          </table:table-cell>
          <table:table-cell office:value-type="float" office:value="0.015884697" calcext:value-type="float">
            <text:p>0.015884697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Attribute</text:p>
          </table:table-cell>
          <table:table-cell office:value-type="string" calcext:value-type="string">
            <text:p>RFE_importance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rbidGene_coun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Gscore_indel_gene_count_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ngth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AC_zScore_pLI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n_D_Frequency_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ne_count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xAC_zScore_indel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I_DDDperc_haploinsufficient_gene_count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Default" office:value-type="string" calcext:value-type="string">
            <text:p>AttributeName</text:p>
          </table:table-cell>
          <table:table-cell office:value-type="string" calcext:value-type="string">
            <text:p>PointBiserialCoefficient</text:p>
          </table:table-cell>
          <table:table-cell table:style-name="ce1" office:value-type="string" calcext:value-type="string">
            <text:p>PCB_pozícia</text:p>
          </table:table-cell>
          <table:table-cell office:value-type="string" calcext:value-type="string">
            <text:p>feature_importance</text:p>
          </table:table-cell>
          <table:table-cell office:value-type="string" calcext:value-type="string">
            <text:p>FI_pozícia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CGscore_indel_gene_count_2</text:p>
          </table:table-cell>
          <table:table-cell table:style-name="ce3" office:value-type="float" office:value="0.540023153853699" calcext:value-type="float">
            <text:p>0.54002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0.3210167" calcext:value-type="float">
            <text:p>0.321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gene_count</text:p>
          </table:table-cell>
          <table:table-cell table:style-name="ce3" office:value-type="float" office:value="0.385973383290997" calcext:value-type="float">
            <text:p>0.38597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0.036163863" calcext:value-type="float">
            <text:p>0.03616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min_D_Frequency_3</text:p>
          </table:table-cell>
          <table:table-cell table:style-name="ce3" office:value-type="float" office:value="-0.367031383963111" calcext:value-type="float">
            <text:p>-0.3670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0.056642897" calcext:value-type="float">
            <text:p>0.0566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morbidGene_count</text:p>
          </table:table-cell>
          <table:table-cell table:style-name="ce3" office:value-type="float" office:value="0.326967016045507" calcext:value-type="float">
            <text:p>0.32697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0.24495214" calcext:value-type="float">
            <text:p>0.2449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length</text:p>
          </table:table-cell>
          <table:table-cell table:style-name="ce3" office:value-type="float" office:value="0.322833253969654" calcext:value-type="float">
            <text:p>0.32283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0.19191803" calcext:value-type="float">
            <text:p>0.1919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ExAC_zScore_pLI</text:p>
          </table:table-cell>
          <table:table-cell table:style-name="ce3" office:value-type="float" office:value="0.291729041991156" calcext:value-type="float">
            <text:p>0.29173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0.10268697" calcext:value-type="float">
            <text:p>0.1026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ExAC_zScore_indel</text:p>
          </table:table-cell>
          <table:table-cell table:style-name="ce3" office:value-type="float" office:value="0.23672358720625" calcext:value-type="float">
            <text:p>0.23672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0.030734656" calcext:value-type="float">
            <text:p>0.0307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HI_DDDperc_haploinsufficient_gene_count</text:p>
          </table:table-cell>
          <table:table-cell table:style-name="ce3" office:value-type="float" office:value="-0.0358871452874053" calcext:value-type="float">
            <text:p>-0.03589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0.015884697" calcext:value-type="float">
            <text:p>0.0158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5"/>
        </table:table-row>
        <table:table-row table:style-name="ro1" table:number-rows-repeated="104853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6" loext:min-decimal-places="16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 style:data-style-name="N2" text:time-value="22:29:52.1519483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6T22:15:05.123931230</meta:creation-date>
    <dc:date>2021-05-11T22:41:20.958684225</dc:date>
    <meta:editing-duration>PT8M51S</meta:editing-duration>
    <meta:editing-cycles>2</meta:editing-cycles>
    <meta:generator>LibreOffice/6.0.7.3$Linux_X86_64 LibreOffice_project/00m0$Build-3</meta:generator>
    <meta:document-statistic meta:table-count="1" meta:cell-count="125" meta:object-count="0"/>
  </office:meta>
</office:document-meta>
</file>